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C2" style:family="table-cell">
      <style:table-cell-properties fo:padding="0.097cm" fo:border-left="0.05pt solid #000000" fo:border-right="0.05pt solid #000000" fo:border-top="none" fo:border-bottom="none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4*"/>
    </style:style>
    <style:style style:name="Tabela2.D" style:family="table-column">
      <style:table-column-properties style:column-width="4.249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D2" style:family="table-cell">
      <style:table-cell-properties fo:padding="0.097cm" fo:border-left="0.05pt solid #000000" fo:border-right="0.05pt solid #000000" fo:border-top="none" fo:border-bottom="none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D2" style:family="table-cell">
      <style:table-cell-properties fo:padding="0.097cm" fo:border-left="0.05pt solid #000000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8c9" officeooo:paragraph-rsid="000748c9"/>
    </style:style>
    <style:style style:name="P2" style:family="paragraph" style:parent-style-name="Standard">
      <style:text-properties officeooo:rsid="000748c9" officeooo:paragraph-rsid="000748c9"/>
    </style:style>
    <style:style style:name="P3" style:family="paragraph" style:parent-style-name="Standard">
      <style:text-properties officeooo:rsid="0015e5fb" officeooo:paragraph-rsid="0015e5fb"/>
    </style:style>
    <style:style style:name="P4" style:family="paragraph" style:parent-style-name="Standard">
      <style:text-properties officeooo:rsid="00185afe" officeooo:paragraph-rsid="00185afe"/>
    </style:style>
    <style:style style:name="P5" style:family="paragraph" style:parent-style-name="Standard">
      <style:text-properties officeooo:rsid="0020d106" officeooo:paragraph-rsid="0020d106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style:paragraph-properties style:writing-mode="lr-tb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size="10pt" officeooo:rsid="000d6913" officeooo:paragraph-rsid="000d6913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fo:background-color="#00a933" style:font-size-asian="10pt" style:font-size-complex="10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" fo:font-size="10pt" fo:background-color="#00a933" style:font-size-asian="10pt" style:font-size-complex="10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beration Serif" fo:font-size="10pt" fo:background-color="transparen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background-color="#00a933" style:font-size-asian="10pt" style:font-size-complex="10pt"/>
    </style:style>
    <style:style style:name="P15" style:family="paragraph" style:parent-style-name="Table_20_Contents"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text-properties officeooo:rsid="00226940" officeooo:paragraph-rsid="00226940"/>
    </style:style>
    <style:style style:name="P17" style:family="paragraph" style:parent-style-name="Table_20_Contents">
      <style:text-properties officeooo:rsid="0022e6d0" officeooo:paragraph-rsid="0022e6d0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generation</text:p>
      <text:p text:style-name="P1">modelo: <text:a xlink:type="simple" xlink:href="https://huggingface.co/iarfmoose/t5-base-question-generator" text:style-name="Internet_20_link" text:visited-style-name="Visited_20_Internet_20_Link">https://huggingface.co/iarfmoose/t5-base-question-generator</text:a></text:p>
      <text:p text:style-name="P1">base de treinamento: <text:a xlink:type="simple" xlink:href="https://huggingface.co/datasets/iarfmoose/question_generator" text:style-name="Internet_20_link" text:visited-style-name="Visited_20_Internet_20_Link">https://huggingface.co/datasets/iarfmoose/question_generator</text:a></text:p>
      <text:p text:style-name="P1"/>
      <text:p text:style-name="P1">Classificação</text:p>
      <text:p text:style-name="P1">modelo: <text:a xlink:type="simple" xlink:href="https://huggingface.co/iarfmoose/bert-base-cased-qa-evaluator" text:style-name="Internet_20_link" text:visited-style-name="Visited_20_Internet_20_Link">https://huggingface.co/iarfmoose/bert-base-cased-qa-evaluator</text:a></text:p>
      <text:p text:style-name="P1">base de treinamento: <text:a xlink:type="simple" xlink:href="https://huggingface.co/datasets/iarfmoose/question_generator" text:style-name="Internet_20_link" text:visited-style-name="Visited_20_Internet_20_Link">https://huggingface.co/datasets/iarfmoose/question_generator</text:a></text:p>
      <text:p text:style-name="P1"/>
      <text:p text:style-name="P1"><text:a xlink:type="simple" xlink:href="https://amontgomerie.github.io/2020/07/30/question-generator.html" text:style-name="Internet_20_link" text:visited-style-name="Visited_20_Internet_20_Link">https://amontgomerie.github.io/2020/07/30/question-generator.html</text:a></text:p>
      <text:p text:style-name="P1"><text:a xlink:type="simple" xlink:href="https://github.com/AMontgomerie/question_generator" text:style-name="Internet_20_link" text:visited-style-name="Visited_20_Internet_20_Link">https://github.com/AMontgomerie/question_generator</text:a></text:p>
      <text:p text:style-name="P1"/>
      <text:p text:style-name="P1"><text:a xlink:type="simple" xlink:href="https://github.com/nidhaloff/deep-translator" text:style-name="Internet_20_link" text:visited-style-name="Visited_20_Internet_20_Link">https://github.com/nidhaloff/deep-translator</text:a></text:p>
      <text:p text:style-name="P1"/>
      <text:p text:style-name="P4">REGISTROS ALEATÓRIOS</text:p>
      <table:table table:name="Tabela1" table:style-name="Tabela1">
        <table:table-column table:style-name="Tabela1.A" table:number-columns-repeated="3"/>
        <table:table-row table:style-name="TableLine2307702280144">
          <table:table-cell table:style-name="Tabela1.A1" office:value-type="string">
            <text:p text:style-name="P9">Texto Original</text:p>
          </table:table-cell>
          <table:table-cell table:style-name="Tabela1.A1" office:value-type="string">
            <text:p text:style-name="P9">Sugestão de QA</text:p>
          </table:table-cell>
          <table:table-cell table:style-name="Tabela1.C1" office:value-type="string">
            <text:p text:style-name="P15"/>
          </table:table-cell>
        </table:table-row>
        <table:table-row table:style-name="TableLine2307702280144">
          <table:table-cell table:style-name="Tabela1.A2" office:value-type="string">
            <text:p text:style-name="P14">mikael - adv - como se cadastrar para envio de informações? basta procurar a tela de serviços e preencher o item CADASTRO DE ADVOGADO.</text:p>
          </table:table-cell>
          <table:table-cell table:style-name="Tabela1.A2" office:value-type="string">
            <text:p text:style-name="P11"><text:span text:style-name="T3">{'question': 'como se cadastrar para enviar informações?', 'answer': 'basta procurar a tela de serviços e preencher o item CADASTRO DE ADVOGADO.'}</text:span></text:p>
          </table:table-cell>
          <table:table-cell table:style-name="Tabela1.C2" office:value-type="string">
            <text:p text:style-name="P8"><text:span text:style-name="T3">{'question': 'como se cadastrar para enviar informações?', 'answer': 'mikael - adv - como se registrar para enviar informações?'}</text:span></text:p>
          </table:table-cell>
        </table:table-row>
        <table:table-row table:style-name="TableLine2307702280144">
          <table:table-cell table:style-name="Tabela1.A2" office:value-type="string">
            <text:p text:style-name="P12"><text:span text:style-name="T2">28/09 Cm triunfo <text:s/>- cadastro do e-tce <text:s/>pres de câmara , aparece a imagem de carregar certificados e não acontece nada. <text:s text:c="12"/>Utiliza certificado digital? Não. <text:s text:c="10"/>Qual navegador ? mozila - <text:s/>foi indicado o uso do Google chrome. <text:s text:c="16"/>Após a troca de navegador o usuário conseguiu acessar sem problemas.</text:span></text:p>
          </table:table-cell>
          <table:table-cell table:style-name="Tabela1.A2" office:value-type="string">
            <text:p text:style-name="P12"><text:span text:style-name="T2">{'question': 'qual navegador é recomendado usar?', 'answer': 'mozila - foi recomendado usar o Google Chrome.'}</text:span></text:p>
            <text:p text:style-name="P12"/>
          </table:table-cell>
          <table:table-cell table:style-name="Tabela1.C2" office:value-type="string">
            <text:p text:style-name="P8"><text:span text:style-name="T2">{'question': 'qual navegador o usuário usou para acessar o certificado?', 'answer': 'Após trocar de navegador, o usuário conseguiu acessar sem problemas.'}</text:span></text:p>
            <text:p text:style-name="P8"/>
          </table:table-cell>
        </table:table-row>
        <table:table-row table:style-name="TableLine2307702280144">
          <table:table-cell table:style-name="Tabela1.A2" office:value-type="string">
            <text:p text:style-name="P12"><text:span text:style-name="T2">Gilcelio – 05342239400 Fiz o cadastro e nao consigo entrar no sistema de protocolo,segue print da mensagem.,agradeço pela atenção,aproveitando segue consulta que gostaria de realizar <text:s text:c="7"/>favor fazer nova tentativa de acesso pois ontem o sistema apresentou instabilidade. Caso o erro persista, favor enviar email informando da tentativa e erro.</text:span></text:p>
          </table:table-cell>
          <table:table-cell table:style-name="Tabela1.A2" office:value-type="string">
            <text:p text:style-name="P12"><text:span text:style-name="T2">{'question': 'qual é a mensagem de erro?', 'answer': 'Se o erro persistir, envie um e-mail informando sobre a tentativa e erro.'}</text:span></text:p>
            <text:p text:style-name="P12"/>
          </table:table-cell>
          <table:table-cell table:style-name="Tabela1.C2" office:value-type="string">
            <text:p text:style-name="P8"><text:span text:style-name="T2">{'question': 'como faço para conseguir um gilcelio?', 'answer': 'Gilcelio – 05342239400 Fiz o cadastro e não consigo entrar no sistema protocolar, segue print da mensagem.'}</text:span></text:p>
            <text:p text:style-name="P8"/>
          </table:table-cell>
        </table:table-row>
        <table:table-row table:style-name="TableLine2307702280144">
          <table:table-cell table:style-name="Tabela1.A2" office:value-type="string">
            <text:p text:style-name="P12"><text:span text:style-name="T2">usuária se cadastrou no e-tce e gostaria de saber quando poderá peticionar informações <text:s text:c="10"/>foi informado a ela que o cadastro é liberado em 1 dia util aproximadamente, após isso ela poderá realizar peticões basta ter um certificado digital.</text:span></text:p>
          </table:table-cell>
          <table:table-cell table:style-name="Tabela1.A2" office:value-type="string">
            <text:p text:style-name="P12"><text:span text:style-name="T2">{'question': 'como posso solicitar informações?', 'answer': 'usuária cadastrada no e-tce e gostaria de saber quando poderá solicitar informações.'}</text:span></text:p>
          </table:table-cell>
          <table:table-cell table:style-name="Tabela1.C2" office:value-type="string">
            <text:p text:style-name="P8"/>
          </table:table-cell>
        </table:table-row>
        <table:table-row table:style-name="TableLine2307702280144">
          <table:table-cell table:style-name="Tabela1.A6" office:value-type="string">
            <text:p text:style-name="P11"><text:span text:style-name="T2">Natalia –pm touros – e-tce – fez o cadastro e ainda não recebeu a senha ? <text:s text:c="10"/>foi informado a mesma que demora 1 dia útil e q ela deverá receber até o final do dia.</text:span></text:p>
          </table:table-cell>
          <table:table-cell table:style-name="Tabela1.A6" office:value-type="string">
            <text:p text:style-name="P12"><text:span text:style-name="T2">{'question': 'quanto tempo demorou para obter minha senha?', 'answer': 'Natalia – pm toros – e-tce – você se cadastrou e ainda não recebeu sua senha?'}</text:span></text:p>
          </table:table-cell>
          <table:table-cell table:style-name="Tabela1.C6" office:value-type="string">
            <text:p text:style-name="P10"><text:span text:style-name="T2">{'question': 'quanto tempo leva para obter uma senha?', 'answer': 'ela foi informada que demora 1 dia útil e que deve receber até o final do dia.'}</text:span></text:p>
          </table:table-cell>
        </table:table-row>
      </table:table>
      <text:p text:style-name="P1"/>
      <text:p text:style-name="P4">REGISTROS QUE EU ENTENDI O QUE QUERIAM DIZER</text:p>
      <text:p text:style-name="P3"><text:soft-page-break/></text:p>
      <table:table table:name="Tabela2" table:style-name="Tabela2">
        <table:table-column table:style-name="Tabela2.A" table:number-columns-repeated="3"/>
        <table:table-column table:style-name="Tabela2.D"/>
        <table:table-row table:style-name="TableLine2307546726576">
          <table:table-cell table:style-name="Tabela2.A1" office:value-type="string">
            <text:p text:style-name="P6"><text:span text:style-name="T1">Gostaria de solicitar os Dados dos Servidores (efetivos e contratos temporário) e suas Remunerações no primeiro semestre de 2021. <text:s text:c="11"/>Favor enviar solicitação via E-SIC através do link abaixo <text:s/>http://tce.rn.gov.br/SIC/Index</text:span></text:p>
          </table:table-cell>
          <table:table-cell table:style-name="Tabela2.A1" office:value-type="string">
            <text:p text:style-name="P6"><text:span text:style-name="T1">{'question': 'como envio pedido via e-SIC?', 'answer': 'Favor enviar solicitação via E-SIC através do link abaixo http://tce.'}</text:span></text:p>
          </table:table-cell>
          <table:table-cell table:style-name="Tabela2.A1" office:value-type="string">
            <text:p text:style-name="P6"><text:span text:style-name="T1">{'question': 'quantos servidores existem?', 'answer': 'Gostaria de solicitar Dados do Servidor (contratos permanentes e temporários) e sua Remuneração no primeiro semestre de 2021.'}</text:span></text:p>
          </table:table-cell>
          <table:table-cell table:style-name="Tabela2.D1" office:value-type="string">
            <text:p text:style-name="P6"><text:span text:style-name="T1">{'question': 'como solicito dados do servidor?', 'answer': 'gov.'}</text:span></text:p>
          </table:table-cell>
        </table:table-row>
        <table:table-row table:style-name="TableLine2307546726576">
          <table:table-cell table:style-name="Tabela2.A2" office:value-type="string">
            <text:p text:style-name="P13">Sou Luiz Batista ex vereador de Maxaranguape-Rn, veio por meio deste e-mail para solicitar a última folha de pagamento do município de Rio do fogo -Rn com o SAAE.<text:line-break/>Desde de já agradeço favor realizar sua solicitação via sistema SIC https://www.tce.rn.gov.br/SIC/Index.</text:p>
          </table:table-cell>
          <table:table-cell table:style-name="Tabela2.A2" office:value-type="string">
            <text:p text:style-name="P6"><text:span text:style-name="T1">{'question': 'quem é o ex vereador de rio do fogo?', 'answer': 'Sou Luiz Batista ex vereador de Maxaranguape-Rn, vim através deste e-mail solicitar a última folha de pagamento do município de Rio do Fogo-Rn junto ao SAAE.'}</text:span></text:p>
            <text:p text:style-name="P6"/>
          </table:table-cell>
          <table:table-cell table:style-name="Tabela2.A2" office:value-type="string">
            <text:p text:style-name="P6"><text:span text:style-name="T1">{'question': 'onde posso fazer um pedido?', 'answer': 'gov.'}</text:span></text:p>
            <text:p text:style-name="P6"/>
          </table:table-cell>
          <table:table-cell table:style-name="Tabela2.D2" office:value-type="string">
            <text:p text:style-name="P6"><text:span text:style-name="T1">{'question': 'Qual é a última folha de pagamento de Rio do Fogo?', 'answer': 'br/SIC/Índice.'}</text:span></text:p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Sobre a entrega de diligencia é possível fazer de forma on line <text:s/>ou pessoamente? <text:s text:c="9"/>Foi informado a usuária que é possível enviar das 2 formas .</text:span></text:p>
          </table:table-cell>
          <table:table-cell table:style-name="Tabela2.A2" office:value-type="string">
            <text:p text:style-name="P6"><text:span text:style-name="T1">{'question': 'como posso fazer a devida diligência?', 'answer': 'Quanto à entrega da due diligence, é possível fazê-la online ou pessoalmente?'}</text:span></text:p>
          </table:table-cell>
          <table:table-cell table:style-name="Tabela2.A2" office:value-type="string">
            <text:p text:style-name="P6"><text:span text:style-name="T1">{'question': 'como posso enviar due diligence?', 'answer': 'O usuário foi informado que é possível enviar das 2 vias.'}</text:span></text:p>
          </table:table-cell>
          <table:table-cell table:style-name="Tabela2.D2" office:value-type="string"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Joana – sindlimp - Para encaminhar oficio ? <text:s text:c="13"/>o envio do oficio deverá ser realizado pelo sistema e-tce.</text:span></text:p>
            <text:p text:style-name="P7"/>
          </table:table-cell>
          <table:table-cell table:style-name="Tabela2.A2" office:value-type="string">
            <text:p text:style-name="P6"><text:span text:style-name="T1">{'question': 'como encaminhar uma carta?', 'answer': 'Joana – sindlimp - Para encaminhar ofício?'}</text:span></text:p>
            <text:p text:style-name="P6"/>
          </table:table-cell>
          <table:table-cell table:style-name="Tabela2.A2" office:value-type="string">
            <text:p text:style-name="P6"><text:span text:style-name="T1">{'question': 'como encaminhar carta oficial?', 'answer': 'a carta deve ser enviada pelo sistema e-tce.'}</text:span></text:p>
            <text:p text:style-name="P6"/>
          </table:table-cell>
          <table:table-cell table:style-name="Tabela2.D2" office:value-type="string"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Como protocolar uma defesa ? de forma on line . <text:s text:c="11"/>pode ser feito de forma on line ou pessoalmente. Este ultimo no horário de 08:00 as 18:00</text:span></text:p>
            <text:p text:style-name="P7"/>
          </table:table-cell>
          <table:table-cell table:style-name="Tabela2.A2" office:value-type="string">
            <text:p text:style-name="P6"><text:span text:style-name="T1">{'question': 'como apresentar defesa?', 'answer': 'Como apresentar defesa?'}</text:span></text:p>
            <text:p text:style-name="P6"/>
          </table:table-cell>
          <table:table-cell table:style-name="Tabela2.A2" office:value-type="string">
            <text:p text:style-name="P6"><text:span text:style-name="T1">{'question': 'como apresentar defesa?', 'answer': 'Pode ser feito online ou presencial.'}</text:span></text:p>
            <text:p text:style-name="P6"/>
          </table:table-cell>
          <table:table-cell table:style-name="Tabela2.D2" office:value-type="string">
            <text:p text:style-name="P6"><text:span text:style-name="T1">{'question': 'como apresentar defesa?', 'answer': 'on-line.'}</text:span></text:p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Antonio – pm afonso bezerra – recebeu citação pra apresentar defesa sobre envio do siai dp e gostaria de saber como proceder. <text:s text:c="12"/>Foi informado ao usuário que ele poderia enviar </text:span><text:soft-page-break/><text:span text:style-name="T1">pelo sistema online quanto efetuar a entrega fisicamente no tce.</text:span></text:p>
          </table:table-cell>
          <table:table-cell table:style-name="Tabela2.A2" office:value-type="string">
            <text:p text:style-name="P6"><text:span text:style-name="T1">{'question': 'quem foi intimado para apresentar defesa no envio do siai dp?', 'answer': 'Antonio – pm afonso bezerra – foi intimado para apresentar defesa sobre o envio do siai dp e gostaria de </text:span><text:soft-page-break/><text:span text:style-name="T1">saber como proceder.'}</text:span></text:p>
            <text:p text:style-name="P6"/>
          </table:table-cell>
          <table:table-cell table:style-name="Tabela2.A2" office:value-type="string">
            <text:p text:style-name="P6"><text:span text:style-name="T1">{'question': 'como afonso bezerra mandou o siai dp?', 'answer': 'O usuário foi informado de que poderia enviá-lo pelo sistema online ou entregá-lo fisicamente no tce.'}</text:span></text:p>
            <text:p text:style-name="P6"><text:soft-page-break/></text:p>
          </table:table-cell>
          <table:table-cell table:style-name="Tabela2.D2" office:value-type="string"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05/10 <text:s/>Ivan, É possível baixar processo no site de forma unificada? <text:s text:c="11"/>Só é possível baixar evento a evento. Caso o processo seja bem grande, é possível solicitar ao setor de protocolo pois os mesmos possuem ferramenta que extrai todo processo de forma unificada.</text:span></text:p>
            <text:p text:style-name="P7"/>
          </table:table-cell>
          <table:table-cell table:style-name="Tabela2.A2" office:value-type="string">
            <text:p text:style-name="P6"><text:span text:style-name="T1">{'question': 'como posso baixar o processo de forma unificada?', 'answer': '05/10 Ivan, É possível fazer o processo de download no site de forma unificada?'}</text:span></text:p>
            <text:p text:style-name="P6"/>
          </table:table-cell>
          <table:table-cell table:style-name="Tabela2.A2" office:value-type="string">
            <text:p text:style-name="P6"><text:span text:style-name="T1">{'question': 'como posso baixar evento por evento?', 'answer': 'Só é possível baixar evento por evento.'}</text:span></text:p>
            <text:p text:style-name="P6"/>
          </table:table-cell>
          <table:table-cell table:style-name="Tabela2.D2" office:value-type="string">
            <text:p text:style-name="P6"><text:span text:style-name="T1">{'question': 'como posso baixar um processo?', 'answer': 'Se o processo for muito grande, é possível solicitar ao setor de protocolos, pois eles possuem uma ferramenta que extrai todo o processo de forma unificada.'}</text:span></text:p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Processo físico – consultar teor de decisões <text:s text:c="11"/>3642-7372 informações sobre processos.</text:span></text:p>
            <text:p text:style-name="P7"/>
          </table:table-cell>
          <table:table-cell table:style-name="Tabela2.A2" office:value-type="string">
            <text:p text:style-name="P6"><text:span text:style-name="T1">{'question': 'qual é o processo de uma decisão?', 'answer': 'Processo físico – consultar conteúdo das decisões 3642-7372 informações sobre processos.'}</text:span></text:p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D2" office:value-type="string">
            <text:p text:style-name="P6"/>
          </table:table-cell>
        </table:table-row>
        <table:table-row table:style-name="TableLine2307546726576">
          <table:table-cell table:style-name="Tabela2.A2" office:value-type="string">
            <text:p text:style-name="P7"><text:span text:style-name="T1">ILDAZIO – usuário relata que portal não identifica o certificado digital - <text:s text:c="12"/>foi informado ao usuário que é necessário baixar o programa icp bravo Access </text:span></text:p>
            <text:p text:style-name="P7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D2" office:value-type="string">
            <text:p text:style-name="P6"/>
          </table:table-cell>
        </table:table-row>
        <table:table-row table:style-name="TableLine2307546726576">
          <table:table-cell table:style-name="Tabela2.A10" office:value-type="string">
            <text:p text:style-name="P7"><text:span text:style-name="T1">21/03 - Bom dia, estou tentando recuperar minha senha do E-TCE para fazer um peticionamento, mas não estou conseguindo. Pelo telefone funcional também não estou conseguindo contato. Aguardo solução. <text:s text:c="22"/>favor entrar em contato através do número 3642-7275.</text:span></text:p>
            <text:p text:style-name="P7"/>
          </table:table-cell>
          <table:table-cell table:style-name="Tabela2.A10" office:value-type="string">
            <text:p text:style-name="P6"><text:span text:style-name="T1">{'question': 'como faço para obter uma senha?', 'answer': '21/03 - Bom dia, estou tentando recuperar minha senha do E-TCE para fazer uma petição, mas não estou conseguindo.'}</text:span></text:p>
            <text:p text:style-name="P6"/>
          </table:table-cell>
          <table:table-cell table:style-name="Tabela2.A10" office:value-type="string">
            <text:p text:style-name="P6"><text:span text:style-name="T1">{'question': 'como faço para entrar em contato?', 'answer': 'Pelo telefone funcional também não estou conseguindo contato.'}</text:span></text:p>
            <text:p text:style-name="P6"/>
          </table:table-cell>
          <table:table-cell table:style-name="Tabela2.D10" office:value-type="string">
            <text:p text:style-name="P6"><text:span text:style-name="T1">{'question': 'como faço para obter uma senha?', 'answer': 'entre em contato pelo telefone 3642-7275.'}</text:span></text:p>
            <text:p text:style-name="P6"/>
          </table:table-cell>
        </table:table-row>
      </table:table>
      <text:p text:style-name="P3"/>
      <text:p text:style-name="P5">REGISTROS COM ESTRUTURA CONSERTADA</text:p>
      <text:p text:style-name="P5"/>
      <table:table table:name="Tabela3" table:style-name="Tabela3">
        <table:table-column table:style-name="Tabela3.A" table:number-columns-repeated="4"/>
        <table:table-row table:style-name="TableLine2307546859040">
          <table:table-cell table:style-name="Tabela3.A1" office:value-type="string">
            <text:p text:style-name="P16">Registro</text:p>
          </table:table-cell>
          <table:table-cell table:style-name="Tabela3.A1" office:value-type="string">
            <text:p text:style-name="P16">Melhor Resposta</text:p>
          </table:table-cell>
          <table:table-cell table:style-name="Tabela3.A1" office:value-type="string">
            <text:p text:style-name="P16">obs</text:p>
          </table:table-cell>
          <table:table-cell table:style-name="Tabela3.D1" office:value-type="string">
            <text:p text:style-name="Table_20_Contents"/>
          </table:table-cell>
        </table:table-row>
        <table:table-row table:style-name="TableLine2307546859040">
          <table:table-cell table:style-name="Tabela3.A2" office:value-type="string">
            <text:p text:style-name="Table_20_Contents">Como solicitar Dados dos Servidores (efetivos e contratos temporário) e suas Remunerações? Favor <text:soft-page-break/>enviar solicitação via E-SIC através do link "http://tce.rn.gov.br/SIC/Index"</text:p>
          </table:table-cell>
          <table:table-cell table:style-name="Tabela3.A2" office:value-type="string">
            <text:p text:style-name="Table_20_Contents">1) Q: como solicitar dados do servidor?</text:p>
            <text:p text:style-name="Table_20_Contents"><text:s text:c="3"/>A: Favor enviar solicitação via E-SIC através do link <text:soft-page-break/>"http://tce.</text:p>
          </table:table-cell>
          <table:table-cell table:style-name="Tabela3.A2" office:value-type="string">
            <text:p text:style-name="P16">Não lida bem com url</text:p>
          </table:table-cell>
          <table:table-cell table:style-name="Tabela3.D2" office:value-type="string">
            <text:p text:style-name="Table_20_Contents"/>
          </table:table-cell>
        </table:table-row>
        <table:table-row table:style-name="TableLine2307546859040">
          <table:table-cell table:style-name="Tabela3.A2" office:value-type="string">
            <text:p text:style-name="Table_20_Contents">Sobre a entrega de diligencia é possível fazer de forma on line ou pessoamente? é possível enviar das duas formas.</text:p>
          </table:table-cell>
          <table:table-cell table:style-name="Tabela3.A2" office:value-type="string">
            <text:p text:style-name="Table_20_Contents">Q: posso enviar due diligence em ambos os sentidos?</text:p>
            <text:p text:style-name="Table_20_Contents">A: é possível enviar das duas formas.</text:p>
          </table:table-cell>
          <table:table-cell table:style-name="Tabela3.A2" office:value-type="string">
            <text:p text:style-name="P16"/>
          </table:table-cell>
          <table:table-cell table:style-name="Tabela3.D2" office:value-type="string">
            <text:p text:style-name="Table_20_Contents"/>
          </table:table-cell>
        </table:table-row>
        <table:table-row table:style-name="TableLine2307546859040">
          <table:table-cell table:style-name="Tabela3.A4" office:value-type="string">
            <text:p text:style-name="Table_20_Contents">como encaminhar oficio? o envio do oficio deverá ser realizado pelo sistema e-tce.</text:p>
          </table:table-cell>
          <table:table-cell table:style-name="Tabela3.A4" office:value-type="string">
            <text:p text:style-name="Table_20_Contents">Q: como encaminhar carta?</text:p>
            <text:p text:style-name="Table_20_Contents">A: a carta deve ser enviada pelo sistema e-tce.</text:p>
          </table:table-cell>
          <table:table-cell table:style-name="Tabela3.A4" office:value-type="string">
            <text:p text:style-name="P17">Problema devido ao google tradutor</text:p>
          </table:table-cell>
          <table:table-cell table:style-name="Tabela3.D4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21:10:49.249000000</dc:date>
    <meta:editing-duration>PT3H26M35S</meta:editing-duration>
    <meta:editing-cycles>28</meta:editing-cycles>
    <meta:generator>LibreOffice/7.1.5.2$Windows_X86_64 LibreOffice_project/85f04e9f809797b8199d13c421bd8a2b025d52b5</meta:generator>
    <meta:document-statistic meta:table-count="3" meta:image-count="0" meta:object-count="0" meta:page-count="4" meta:paragraph-count="74" meta:word-count="1223" meta:character-count="8654" meta:non-whitespace-character-count="7302"/>
  </office:meta>
</office:document-meta>
</file>